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8000000C83660A544BA32D20F.png" manifest:media-type="image/png"/>
  <manifest:file-entry manifest:full-path="Pictures/10000000000000C8000000C88E2F2BAF8704C1DF.png" manifest:media-type="image/png"/>
  <manifest:file-entry manifest:full-path="Pictures/10000000000000C8000000C88985473532F8C0DB.png" manifest:media-type="image/png"/>
  <manifest:file-entry manifest:full-path="Pictures/10000000000000C8000000C8F6A4C05AF28123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47cm" svg:height="6.047cm" svg:x="2.419cm" svg:y="1.573cm">
          <draw:image xlink:href="Pictures/10000000000000C8000000C88985473532F8C0DB.png" xlink:type="simple" xlink:show="embed" xlink:actuate="onLoad">
            <text:p/>
          </draw:image>
        </draw:frame>
        <draw:frame draw:style-name="gr1" draw:text-style-name="P1" draw:layer="layout" svg:width="6.047cm" svg:height="6.047cm" svg:x="20.066cm" svg:y="1.573cm">
          <draw:image xlink:href="Pictures/10000000000000C8000000C8F6A4C05AF28123A3.png" xlink:type="simple" xlink:show="embed" xlink:actuate="onLoad">
            <text:p/>
          </draw:image>
        </draw:frame>
        <draw:frame draw:style-name="gr1" draw:text-style-name="P1" draw:layer="layout" svg:width="6.047cm" svg:height="6.047cm" svg:x="2.419cm" svg:y="12.669cm">
          <draw:image xlink:href="Pictures/10000000000000C8000000C88E2F2BAF8704C1DF.png" xlink:type="simple" xlink:show="embed" xlink:actuate="onLoad">
            <text:p/>
          </draw:image>
        </draw:frame>
        <draw:frame draw:style-name="gr1" draw:text-style-name="P1" draw:layer="layout" svg:width="6.047cm" svg:height="6.047cm" svg:x="20.066cm" svg:y="12.669cm">
          <draw:image xlink:href="Pictures/10000000000000C8000000C83660A544BA32D2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16:33:41.243463699</meta:creation-date>
    <dc:date>2017-10-28T16:38:47.780576020</dc:date>
    <meta:editing-duration>PT5M8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